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row table:style-name="ro1">
          <table:table-cell table:style-name="ce1" office:value-type="string" calcext:value-type="string">
            <text:p>Net</text:p>
          </table:table-cell>
          <table:table-cell table:style-name="ce3" office:value-type="string" calcext:value-type="string">
            <text:p>Top-1</text:p>
          </table:table-cell>
          <table:table-cell table:style-name="ce3" office:value-type="string" calcext:value-type="string">
            <text:p>Top-5</text:p>
          </table:table-cell>
          <table:table-cell table:style-name="ce3" office:value-type="string" calcext:value-type="string">
            <text:p>10-5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Stem</text:p>
          </table:table-cell>
          <table:table-cell table:style-name="ce3" office:value-type="string" calcext:value-type="string">
            <text:p>References</text:p>
          </table:table-cell>
          <table:table-cell table:style-name="ce4" office:value-type="string" calcext:value-type="string">
            <text:p>Figure of Merit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xception.py" xlink:type="simple">Xception</text:a></text:p>
          </table:table-cell>
          <table:table-cell table:style-name="ce2" office:value-type="float" office:value="20.994" calcext:value-type="float">
            <text:p>20.994</text:p>
          </table:table-cell>
          <table:table-cell table:style-name="ce2" office:value-type="float" office:value="5.548" calcext:value-type="float">
            <text:p>5.548</text:p>
          </table:table-cell>
          <table:table-cell table:style-name="ce2" office:value-type="float" office:value="4.738" calcext:value-type="float">
            <text:p>4.738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string" calcext:value-type="string">
            <text:p>20.9M</text:p>
          </table:table-cell>
          <table:table-cell table:style-name="ce2" office:value-type="string" calcext:value-type="string">
            <text:p><text:a xlink:href="https://arxiv.org/abs/1610.02357" xlink:type="simple">[paper]</text:a></text:p>
          </table:table-cell>
          <table:table-cell table:formula="of:=1/EXP(([.B2]-AVERAGE([.B$1:.B$1048576]))/STDEV([.B$1:.B$1048576])+([.E2]-AVERAGE([.E$1:.E$1048576]))/STDEV([.E$1:.E$1048576]))" office:value-type="float" office:value="2.98906530058121" calcext:value-type="float">
            <text:p>2.98906530058121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_v2.py" xlink:type="simple">MobileNetV2(alpha=1.4)</text:a></text:p>
          </table:table-cell>
          <table:table-cell table:style-name="ce2" office:value-type="float" office:value="24.77" calcext:value-type="float">
            <text:p>24.77</text:p>
          </table:table-cell>
          <table:table-cell table:style-name="ce2" office:value-type="float" office:value="7.578" calcext:value-type="float">
            <text:p>7.578</text:p>
          </table:table-cell>
          <table:table-cell table:style-name="ce2" office:value-type="float" office:value="6.518" calcext:value-type="float">
            <text:p>6.518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4.4M</text:p>
          </table:table-cell>
          <table:table-cell table:style-name="ce2" office:value-type="string" calcext:value-type="string">
            <text:p><text:a xlink:href="https://arxiv.org/abs/1801.04381" xlink:type="simple">[paper]</text:a> <text:a xlink:href="https://github.com/tensorflow/models/blob/master/research/slim/nets/mobilenet/mobilenet_v2.py" xlink:type="simple">[tf-models]</text:a></text:p>
          </table:table-cell>
          <table:table-cell table:formula="of:=1/EXP(([.B3]-AVERAGE([.B$1:.B$1048576]))/STDEV([.B$1:.B$1048576])+([.E3]-AVERAGE([.E$1:.E$1048576]))/STDEV([.E$1:.E$1048576]))" office:value-type="float" office:value="2.59442880328229" calcext:value-type="float">
            <text:p>2.59442880328229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densenet.py" xlink:type="simple">DenseNet201</text:a></text:p>
          </table:table-cell>
          <table:table-cell table:style-name="ce2" office:value-type="float" office:value="22.68" calcext:value-type="float">
            <text:p>22.68</text:p>
          </table:table-cell>
          <table:table-cell table:style-name="ce2" office:value-type="float" office:value="6.38" calcext:value-type="float">
            <text:p>6.38</text:p>
          </table:table-cell>
          <table:table-cell table:style-name="ce2" office:value-type="float" office:value="5.466" calcext:value-type="float">
            <text:p>5.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string" calcext:value-type="string">
            <text:p>18.3M</text:p>
          </table:table-cell>
          <table:table-cell table:style-name="ce2" office:value-type="string" calcext:value-type="string">
            <text:p><text:a xlink:href="https://arxiv.org/abs/1608.06993" xlink:type="simple">[paper]</text:a> <text:a xlink:href="https://github.com/liuzhuang13/DenseNet/blob/master/models/densenet.lua" xlink:type="simple">[torch]</text:a></text:p>
          </table:table-cell>
          <table:table-cell table:formula="of:=1/EXP(([.B4]-AVERAGE([.B$1:.B$1048576]))/STDEV([.B$1:.B$1048576])+([.E4]-AVERAGE([.E$1:.E$1048576]))/STDEV([.E$1:.E$1048576]))" office:value-type="float" office:value="2.51592269490324" calcext:value-type="float">
            <text:p>2.51592269490324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inception_v3.py" xlink:type="simple">InceptionV3</text:a></text:p>
          </table:table-cell>
          <table:table-cell table:style-name="ce2" office:value-type="float" office:value="22.102" calcext:value-type="float">
            <text:p>22.102</text:p>
          </table:table-cell>
          <table:table-cell table:style-name="ce2" office:value-type="float" office:value="6.28" calcext:value-type="float">
            <text:p>6.28</text:p>
          </table:table-cell>
          <table:table-cell table:style-name="ce2" office:value-type="float" office:value="5.038" calcext:value-type="float">
            <text:p>5.03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string" calcext:value-type="string">
            <text:p>21.8M</text:p>
          </table:table-cell>
          <table:table-cell table:style-name="ce2" office:value-type="string" calcext:value-type="string">
            <text:p><text:a xlink:href="https://arxiv.org/abs/1512.00567" xlink:type="simple">[paper]</text:a> <text:a xlink:href="https://github.com/tensorflow/models/blob/master/research/slim/nets/inception_v3.py" xlink:type="simple">[tf-models]</text:a></text:p>
          </table:table-cell>
          <table:table-cell table:formula="of:=1/EXP(([.B5]-AVERAGE([.B$1:.B$1048576]))/STDEV([.B$1:.B$1048576])+([.E5]-AVERAGE([.E$1:.E$1048576]))/STDEV([.E$1:.E$1048576]))" office:value-type="float" office:value="2.50448149345919" calcext:value-type="float">
            <text:p>2.50448149345919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densenet.py" xlink:type="simple">DenseNet169</text:a></text:p>
          </table:table-cell>
          <table:table-cell table:style-name="ce2" office:value-type="float" office:value="23.824" calcext:value-type="float">
            <text:p>23.824</text:p>
          </table:table-cell>
          <table:table-cell table:style-name="ce2" office:value-type="float" office:value="6.824" calcext:value-type="float">
            <text:p>6.824</text:p>
          </table:table-cell>
          <table:table-cell table:style-name="ce2" office:value-type="float" office:value="5.86" calcext:value-type="float">
            <text:p>5.86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12.6M</text:p>
          </table:table-cell>
          <table:table-cell table:style-name="ce2" office:value-type="string" calcext:value-type="string">
            <text:p><text:a xlink:href="https://arxiv.org/abs/1608.06993" xlink:type="simple">[paper]</text:a> <text:a xlink:href="https://github.com/liuzhuang13/DenseNet/blob/master/models/densenet.lua" xlink:type="simple">[torch]</text:a></text:p>
          </table:table-cell>
          <table:table-cell table:formula="of:=1/EXP(([.B6]-AVERAGE([.B$1:.B$1048576]))/STDEV([.B$1:.B$1048576])+([.E6]-AVERAGE([.E$1:.E$1048576]))/STDEV([.E$1:.E$1048576]))" office:value-type="float" office:value="2.45718993300222" calcext:value-type="float">
            <text:p>2.45718993300222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_v2.py" xlink:type="simple">MobileNetV2(alpha=1.3)</text:a></text:p>
          </table:table-cell>
          <table:table-cell table:style-name="ce2" office:value-type="float" office:value="25.32" calcext:value-type="float">
            <text:p>25.32</text:p>
          </table:table-cell>
          <table:table-cell table:style-name="ce2" office:value-type="float" office:value="7.878" calcext:value-type="float">
            <text:p>7.878</text:p>
          </table:table-cell>
          <table:table-cell table:style-name="ce2" office:value-type="float" office:value="6.728" calcext:value-type="float">
            <text:p>6.728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string" calcext:value-type="string">
            <text:p>3.8M</text:p>
          </table:table-cell>
          <table:table-cell table:style-name="ce2" office:value-type="string" calcext:value-type="string">
            <text:p><text:a xlink:href="https://arxiv.org/abs/1801.04381" xlink:type="simple">[paper]</text:a> <text:a xlink:href="https://github.com/tensorflow/models/blob/master/research/slim/nets/mobilenet/mobilenet_v2.py" xlink:type="simple">[tf-models]</text:a></text:p>
          </table:table-cell>
          <table:table-cell table:formula="of:=1/EXP(([.B7]-AVERAGE([.B$1:.B$1048576]))/STDEV([.B$1:.B$1048576])+([.E7]-AVERAGE([.E$1:.E$1048576]))/STDEV([.E$1:.E$1048576]))" office:value-type="float" office:value="2.44806921944781" calcext:value-type="float">
            <text:p>2.44806921944781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densenet.py" xlink:type="simple">DenseNet121</text:a></text:p>
          </table:table-cell>
          <table:table-cell table:style-name="ce2" office:value-type="float" office:value="25.028" calcext:value-type="float">
            <text:p>25.028</text:p>
          </table:table-cell>
          <table:table-cell table:style-name="ce2" office:value-type="float" office:value="7.742" calcext:value-type="float">
            <text:p>7.742</text:p>
          </table:table-cell>
          <table:table-cell table:style-name="ce2" office:value-type="float" office:value="6.522" calcext:value-type="float">
            <text:p>6.52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string" calcext:value-type="string">
            <text:p>7.0M</text:p>
          </table:table-cell>
          <table:table-cell table:style-name="ce2" office:value-type="string" calcext:value-type="string">
            <text:p><text:a xlink:href="https://arxiv.org/abs/1608.06993" xlink:type="simple">[paper]</text:a> <text:a xlink:href="https://github.com/liuzhuang13/DenseNet/blob/master/models/densenet.lua" xlink:type="simple">[torch]</text:a></text:p>
          </table:table-cell>
          <table:table-cell table:formula="of:=1/EXP(([.B8]-AVERAGE([.B$1:.B$1048576]))/STDEV([.B$1:.B$1048576])+([.E8]-AVERAGE([.E$1:.E$1048576]))/STDEV([.E$1:.E$1048576]))" office:value-type="float" office:value="2.39633807096947" calcext:value-type="float">
            <text:p>2.39633807096947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nasnet.py" xlink:type="simple">NASNetMobile</text:a></text:p>
          </table:table-cell>
          <table:table-cell table:style-name="ce2" office:value-type="float" office:value="25.634" calcext:value-type="float">
            <text:p>25.634</text:p>
          </table:table-cell>
          <table:table-cell table:style-name="ce2" office:value-type="float" office:value="8.146" calcext:value-type="float">
            <text:p>8.146</text:p>
          </table:table-cell>
          <table:table-cell table:style-name="ce2" office:value-type="float" office:value="6.758" calcext:value-type="float">
            <text:p>6.758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string" calcext:value-type="string">
            <text:p>4.3M</text:p>
          </table:table-cell>
          <table:table-cell table:style-name="ce2" office:value-type="string" calcext:value-type="string">
            <text:p><text:a xlink:href="https://arxiv.org/abs/1707.07012" xlink:type="simple">[paper]</text:a> <text:a xlink:href="https://github.com/tensorflow/models/blob/master/research/slim/nets/nasnet/nasnet.py" xlink:type="simple">[tf-models]</text:a></text:p>
          </table:table-cell>
          <table:table-cell table:formula="of:=1/EXP(([.B9]-AVERAGE([.B$1:.B$1048576]))/STDEV([.B$1:.B$1048576])+([.E9]-AVERAGE([.E$1:.E$1048576]))/STDEV([.E$1:.E$1048576]))" office:value-type="float" office:value="2.22313877490673" calcext:value-type="float">
            <text:p>2.22313877490673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inception_resnet_v2.py" xlink:type="simple">InceptionResNetV2</text:a></text:p>
          </table:table-cell>
          <table:table-cell table:style-name="ce2" office:value-type="float" office:value="19.744" calcext:value-type="float">
            <text:p>19.744</text:p>
          </table:table-cell>
          <table:table-cell table:style-name="ce2" office:value-type="float" office:value="4.748" calcext:value-type="float">
            <text:p>4.748</text:p>
          </table:table-cell>
          <table:table-cell table:style-name="ce2" office:value-type="float" office:value="3.962" calcext:value-type="float">
            <text:p>3.962</text:p>
          </table:table-cell>
          <table:table-cell table:style-name="ce2" office:value-type="float" office:value="55.9" calcext:value-type="float">
            <text:p>55.9</text:p>
          </table:table-cell>
          <table:table-cell table:style-name="ce2" office:value-type="string" calcext:value-type="string">
            <text:p>54.3M</text:p>
          </table:table-cell>
          <table:table-cell table:style-name="ce2" office:value-type="string" calcext:value-type="string">
            <text:p><text:a xlink:href="https://arxiv.org/abs/1602.07261" xlink:type="simple">[paper]</text:a> <text:a xlink:href="https://github.com/tensorflow/models/blob/master/research/slim/nets/inception_resnet_v2.py" xlink:type="simple">[tf-models]</text:a></text:p>
          </table:table-cell>
          <table:table-cell table:formula="of:=1/EXP(([.B10]-AVERAGE([.B$1:.B$1048576]))/STDEV([.B$1:.B$1048576])+([.E10]-AVERAGE([.E$1:.E$1048576]))/STDEV([.E$1:.E$1048576]))" office:value-type="float" office:value="1.66819009000317" calcext:value-type="float">
            <text:p>1.66819009000317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_v2.py" xlink:type="simple">MobileNetV2(alpha=1.0)</text:a></text:p>
          </table:table-cell>
          <table:table-cell table:style-name="ce2" office:value-type="float" office:value="28.664" calcext:value-type="float">
            <text:p>28.664</text:p>
          </table:table-cell>
          <table:table-cell table:style-name="ce2" office:value-type="float" office:value="9.858" calcext:value-type="float">
            <text:p>9.858</text:p>
          </table:table-cell>
          <table:table-cell table:style-name="ce2" office:value-type="float" office:value="8.322" calcext:value-type="float">
            <text:p>8.32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string" calcext:value-type="string">
            <text:p>2.3M</text:p>
          </table:table-cell>
          <table:table-cell table:style-name="ce2" office:value-type="string" calcext:value-type="string">
            <text:p><text:a xlink:href="https://arxiv.org/abs/1801.04381" xlink:type="simple">[paper]</text:a> <text:a xlink:href="https://github.com/tensorflow/models/blob/master/research/slim/nets/mobilenet/mobilenet_v2.py" xlink:type="simple">[tf-models]</text:a></text:p>
          </table:table-cell>
          <table:table-cell table:formula="of:=1/EXP(([.B11]-AVERAGE([.B$1:.B$1048576]))/STDEV([.B$1:.B$1048576])+([.E11]-AVERAGE([.E$1:.E$1048576]))/STDEV([.E$1:.E$1048576]))" office:value-type="float" office:value="1.60684251189142" calcext:value-type="float">
            <text:p>1.60684251189142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resnet50.py" xlink:type="simple">ResNet50</text:a></text:p>
          </table:table-cell>
          <table:table-cell table:style-name="ce2" office:value-type="float" office:value="25.072" calcext:value-type="float">
            <text:p>25.072</text:p>
          </table:table-cell>
          <table:table-cell table:style-name="ce2" office:value-type="float" office:value="7.94" calcext:value-type="float">
            <text:p>7.94</text:p>
          </table:table-cell>
          <table:table-cell table:style-name="ce2" office:value-type="float" office:value="6.828" calcext:value-type="float">
            <text:p>6.828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string" calcext:value-type="string">
            <text:p>23.6M</text:p>
          </table:table-cell>
          <table:table-cell table:style-name="ce2" office:value-type="string" calcext:value-type="string">
            <text:p><text:a xlink:href="https://arxiv.org/abs/1512.03385" xlink:type="simple">[paper]</text:a> <text:a xlink:href="https://github.com/tensorflow/models/blob/master/research/slim/nets/resnet_v1.py" xlink:type="simple">[tf-models]</text:a></text:p>
          </table:table-cell>
          <table:table-cell table:formula="of:=1/EXP(([.B12]-AVERAGE([.B$1:.B$1048576]))/STDEV([.B$1:.B$1048576])+([.E12]-AVERAGE([.E$1:.E$1048576]))/STDEV([.E$1:.E$1048576]))" office:value-type="float" office:value="1.59431731077948" calcext:value-type="float">
            <text:p>1.59431731077948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.py" xlink:type="simple">MobileNet(alpha=1.0)</text:a></text:p>
          </table:table-cell>
          <table:table-cell table:style-name="ce2" office:value-type="float" office:value="29.576" calcext:value-type="float">
            <text:p>29.576</text:p>
          </table:table-cell>
          <table:table-cell table:style-name="ce2" office:value-type="float" office:value="10.496" calcext:value-type="float">
            <text:p>10.496</text:p>
          </table:table-cell>
          <table:table-cell table:style-name="ce2" office:value-type="float" office:value="8.774" calcext:value-type="float">
            <text:p>8.774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string" calcext:value-type="string">
            <text:p>3.2M</text:p>
          </table:table-cell>
          <table:table-cell table:style-name="ce2" office:value-type="string" calcext:value-type="string">
            <text:p><text:a xlink:href="https://arxiv.org/abs/1704.04861" xlink:type="simple">[paper]</text:a> <text:a xlink:href="https://github.com/tensorflow/models/blob/master/research/slim/nets/mobilenet_v1.py" xlink:type="simple">[tf-models]</text:a></text:p>
          </table:table-cell>
          <table:table-cell table:formula="of:=1/EXP(([.B13]-AVERAGE([.B$1:.B$1048576]))/STDEV([.B$1:.B$1048576])+([.E13]-AVERAGE([.E$1:.E$1048576]))/STDEV([.E$1:.E$1048576]))" office:value-type="float" office:value="1.38987119044598" calcext:value-type="float">
            <text:p>1.38987119044598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_v2.py" xlink:type="simple">MobileNetV2(alpha=0.75)</text:a></text:p>
          </table:table-cell>
          <table:table-cell table:style-name="ce2" office:value-type="float" office:value="30.468" calcext:value-type="float">
            <text:p>30.468</text:p>
          </table:table-cell>
          <table:table-cell table:style-name="ce2" office:value-type="float" office:value="10.824" calcext:value-type="float">
            <text:p>10.824</text:p>
          </table:table-cell>
          <table:table-cell table:style-name="ce2" office:value-type="float" office:value="9.188" calcext:value-type="float">
            <text:p>9.18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string" calcext:value-type="string">
            <text:p>1.4M</text:p>
          </table:table-cell>
          <table:table-cell table:style-name="ce2" office:value-type="string" calcext:value-type="string">
            <text:p><text:a xlink:href="https://arxiv.org/abs/1801.04381" xlink:type="simple">[paper]</text:a> <text:a xlink:href="https://github.com/tensorflow/models/blob/master/research/slim/nets/mobilenet/mobilenet_v2.py" xlink:type="simple">[tf-models]</text:a></text:p>
          </table:table-cell>
          <table:table-cell table:formula="of:=1/EXP(([.B14]-AVERAGE([.B$1:.B$1048576]))/STDEV([.B$1:.B$1048576])+([.E14]-AVERAGE([.E$1:.E$1048576]))/STDEV([.E$1:.E$1048576]))" office:value-type="float" office:value="1.27376440591642" calcext:value-type="float">
            <text:p>1.27376440591642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.py" xlink:type="simple">MobileNet(alpha=0.75)</text:a></text:p>
          </table:table-cell>
          <table:table-cell table:style-name="ce2" office:value-type="float" office:value="31.588" calcext:value-type="float">
            <text:p>31.588</text:p>
          </table:table-cell>
          <table:table-cell table:style-name="ce2" office:value-type="float" office:value="11.758" calcext:value-type="float">
            <text:p>11.758</text:p>
          </table:table-cell>
          <table:table-cell table:style-name="ce2" office:value-type="float" office:value="9.878" calcext:value-type="float">
            <text:p>9.87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string" calcext:value-type="string">
            <text:p>1.8M</text:p>
          </table:table-cell>
          <table:table-cell table:style-name="ce2" office:value-type="string" calcext:value-type="string">
            <text:p><text:a xlink:href="https://arxiv.org/abs/1704.04861" xlink:type="simple">[paper]</text:a> <text:a xlink:href="https://github.com/tensorflow/models/blob/master/research/slim/nets/mobilenet_v1.py" xlink:type="simple">[tf-models]</text:a></text:p>
          </table:table-cell>
          <table:table-cell table:formula="of:=1/EXP(([.B15]-AVERAGE([.B$1:.B$1048576]))/STDEV([.B$1:.B$1048576])+([.E15]-AVERAGE([.E$1:.E$1048576]))/STDEV([.E$1:.E$1048576]))" office:value-type="float" office:value="1.09270922545102" calcext:value-type="float">
            <text:p>1.09270922545102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nasnet.py" xlink:type="simple">NASNetLarge</text:a></text:p>
          </table:table-cell>
          <table:table-cell table:style-name="ce2" office:value-type="float" office:value="17.502" calcext:value-type="float">
            <text:p>17.502</text:p>
          </table:table-cell>
          <table:table-cell table:style-name="ce2" office:value-type="float" office:value="3.996" calcext:value-type="float">
            <text:p>3.996</text:p>
          </table:table-cell>
          <table:table-cell table:style-name="ce2" office:value-type="float" office:value="3.412" calcext:value-type="float">
            <text:p>3.412</text:p>
          </table:table-cell>
          <table:table-cell table:style-name="ce2" office:value-type="float" office:value="93.5" calcext:value-type="float">
            <text:p>93.5</text:p>
          </table:table-cell>
          <table:table-cell table:style-name="ce2" office:value-type="string" calcext:value-type="string">
            <text:p>84.9M</text:p>
          </table:table-cell>
          <table:table-cell table:style-name="ce2" office:value-type="string" calcext:value-type="string">
            <text:p><text:a xlink:href="https://arxiv.org/abs/1707.07012" xlink:type="simple">[paper]</text:a> <text:a xlink:href="https://github.com/tensorflow/models/blob/master/research/slim/nets/nasnet/nasnet.py" xlink:type="simple">[tf-models]</text:a></text:p>
          </table:table-cell>
          <table:table-cell table:formula="of:=1/EXP(([.B16]-AVERAGE([.B$1:.B$1048576]))/STDEV([.B$1:.B$1048576])+([.E16]-AVERAGE([.E$1:.E$1048576]))/STDEV([.E$1:.E$1048576]))" office:value-type="float" office:value="0.961594449169611" calcext:value-type="float">
            <text:p>0.961594449169611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_v2.py" xlink:type="simple">MobileNetV2(alpha=0.50)</text:a></text:p>
          </table:table-cell>
          <table:table-cell table:style-name="ce2" office:value-type="float" office:value="34.806" calcext:value-type="float">
            <text:p>34.806</text:p>
          </table:table-cell>
          <table:table-cell table:style-name="ce2" office:value-type="float" office:value="13.938" calcext:value-type="float">
            <text:p>13.938</text:p>
          </table:table-cell>
          <table:table-cell table:style-name="ce2" office:value-type="float" office:value="11.976" calcext:value-type="float">
            <text:p>11.9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7M</text:p>
          </table:table-cell>
          <table:table-cell table:style-name="ce2" office:value-type="string" calcext:value-type="string">
            <text:p><text:a xlink:href="https://arxiv.org/abs/1801.04381" xlink:type="simple">[paper]</text:a> <text:a xlink:href="https://github.com/tensorflow/models/blob/master/research/slim/nets/mobilenet/mobilenet_v2.py" xlink:type="simple">[tf-models]</text:a></text:p>
          </table:table-cell>
          <table:table-cell table:formula="of:=1/EXP(([.B17]-AVERAGE([.B$1:.B$1048576]))/STDEV([.B$1:.B$1048576])+([.E17]-AVERAGE([.E$1:.E$1048576]))/STDEV([.E$1:.E$1048576]))" office:value-type="float" office:value="0.708447517258905" calcext:value-type="float">
            <text:p>0.708447517258905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.py" xlink:type="simple">MobileNet(alpha=0.50)</text:a></text:p>
          </table:table-cell>
          <table:table-cell table:style-name="ce2" office:value-type="float" office:value="35.708" calcext:value-type="float">
            <text:p>35.708</text:p>
          </table:table-cell>
          <table:table-cell table:style-name="ce2" office:value-type="float" office:value="14.376" calcext:value-type="float">
            <text:p>14.376</text:p>
          </table:table-cell>
          <table:table-cell table:style-name="ce2" office:value-type="float" office:value="12.18" calcext:value-type="float">
            <text:p>12.1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0.8M</text:p>
          </table:table-cell>
          <table:table-cell table:style-name="ce2" office:value-type="string" calcext:value-type="string">
            <text:p><text:a xlink:href="https://arxiv.org/abs/1704.04861" xlink:type="simple">[paper]</text:a> <text:a xlink:href="https://github.com/tensorflow/models/blob/master/research/slim/nets/mobilenet_v1.py" xlink:type="simple">[tf-models]</text:a></text:p>
          </table:table-cell>
          <table:table-cell table:formula="of:=1/EXP(([.B18]-AVERAGE([.B$1:.B$1048576]))/STDEV([.B$1:.B$1048576])+([.E18]-AVERAGE([.E$1:.E$1048576]))/STDEV([.E$1:.E$1048576]))" office:value-type="float" office:value="0.635117230872091" calcext:value-type="float">
            <text:p>0.635117230872091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_v2.py" xlink:type="simple">MobileNetV2(alpha=0.35)</text:a></text:p>
          </table:table-cell>
          <table:table-cell table:style-name="ce2" office:value-type="float" office:value="39.914" calcext:value-type="float">
            <text:p>39.914</text:p>
          </table:table-cell>
          <table:table-cell table:style-name="ce2" office:value-type="float" office:value="17.568" calcext:value-type="float">
            <text:p>17.568</text:p>
          </table:table-cell>
          <table:table-cell table:style-name="ce2" office:value-type="float" office:value="15.422" calcext:value-type="float">
            <text:p>15.42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string" calcext:value-type="string">
            <text:p>0.4M</text:p>
          </table:table-cell>
          <table:table-cell table:style-name="ce2" office:value-type="string" calcext:value-type="string">
            <text:p><text:a xlink:href="https://arxiv.org/abs/1801.04381" xlink:type="simple">[paper]</text:a> <text:a xlink:href="https://github.com/tensorflow/models/blob/master/research/slim/nets/mobilenet/mobilenet_v2.py" xlink:type="simple">[tf-models]</text:a></text:p>
          </table:table-cell>
          <table:table-cell table:formula="of:=1/EXP(([.B19]-AVERAGE([.B$1:.B$1048576]))/STDEV([.B$1:.B$1048576])+([.E19]-AVERAGE([.E$1:.E$1048576]))/STDEV([.E$1:.E$1048576]))" office:value-type="float" office:value="0.350816629134221" calcext:value-type="float">
            <text:p>0.350816629134221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mobilenet.py" xlink:type="simple">MobileNet(alpha=0.25)</text:a></text:p>
          </table:table-cell>
          <table:table-cell table:style-name="ce2" office:value-type="float" office:value="48.418" calcext:value-type="float">
            <text:p>48.418</text:p>
          </table:table-cell>
          <table:table-cell table:style-name="ce2" office:value-type="float" office:value="24.208" calcext:value-type="float">
            <text:p>24.208</text:p>
          </table:table-cell>
          <table:table-cell table:style-name="ce2" office:value-type="float" office:value="21.196" calcext:value-type="float">
            <text:p>21.19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0.2M</text:p>
          </table:table-cell>
          <table:table-cell table:style-name="ce2" office:value-type="string" calcext:value-type="string">
            <text:p><text:a xlink:href="https://arxiv.org/abs/1704.04861" xlink:type="simple">[paper]</text:a> <text:a xlink:href="https://github.com/tensorflow/models/blob/master/research/slim/nets/mobilenet_v1.py" xlink:type="simple">[tf-models]</text:a></text:p>
          </table:table-cell>
          <table:table-cell table:formula="of:=1/EXP(([.B20]-AVERAGE([.B$1:.B$1048576]))/STDEV([.B$1:.B$1048576])+([.E20]-AVERAGE([.E$1:.E$1048576]))/STDEV([.E$1:.E$1048576]))" office:value-type="float" office:value="0.110637807020638" calcext:value-type="float">
            <text:p>0.110637807020638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vgg16.py" xlink:type="simple">VGG16</text:a></text:p>
          </table:table-cell>
          <table:table-cell table:style-name="ce2" office:value-type="float" office:value="28.732" calcext:value-type="float">
            <text:p>28.732</text:p>
          </table:table-cell>
          <table:table-cell table:style-name="ce2" office:value-type="float" office:value="9.95" calcext:value-type="float">
            <text:p>9.95</text:p>
          </table:table-cell>
          <table:table-cell table:style-name="ce2" office:value-type="float" office:value="8.834" calcext:value-type="float">
            <text:p>8.834</text:p>
          </table:table-cell>
          <table:table-cell table:style-name="ce2" office:value-type="float" office:value="138.4" calcext:value-type="float">
            <text:p>138.4</text:p>
          </table:table-cell>
          <table:table-cell table:style-name="ce2" office:value-type="string" calcext:value-type="string">
            <text:p>14.7M</text:p>
          </table:table-cell>
          <table:table-cell table:style-name="ce2" office:value-type="string" calcext:value-type="string">
            <text:p><text:a xlink:href="https://arxiv.org/abs/1409.1556" xlink:type="simple">[paper]</text:a> <text:a xlink:href="https://github.com/tensorflow/models/blob/master/research/slim/nets/vgg.py" xlink:type="simple">[tf-models]</text:a></text:p>
          </table:table-cell>
          <table:table-cell table:formula="of:=1/EXP(([.B21]-AVERAGE([.B$1:.B$1048576]))/STDEV([.B$1:.B$1048576])+([.E21]-AVERAGE([.E$1:.E$1048576]))/STDEV([.E$1:.E$1048576]))" office:value-type="float" office:value="0.0721314347866417" calcext:value-type="float">
            <text:p>0.072131434786642</text:p>
          </table:table-cell>
        </table:table-row>
        <table:table-row table:style-name="ro1">
          <table:table-cell table:style-name="ce2" office:value-type="string" calcext:value-type="string">
            <text:p><text:a xlink:href="https://github.com/keras-team/keras-applications/blob/master/keras_applications/vgg19.py" xlink:type="simple">VGG19</text:a></text:p>
          </table:table-cell>
          <table:table-cell table:style-name="ce2" office:value-type="float" office:value="28.744" calcext:value-type="float">
            <text:p>28.744</text:p>
          </table:table-cell>
          <table:table-cell table:style-name="ce2" office:value-type="float" office:value="10.012" calcext:value-type="float">
            <text:p>10.012</text:p>
          </table:table-cell>
          <table:table-cell table:style-name="ce2" office:value-type="float" office:value="8.774" calcext:value-type="float">
            <text:p>8.774</text:p>
          </table:table-cell>
          <table:table-cell table:style-name="ce2" office:value-type="float" office:value="143.7" calcext:value-type="float">
            <text:p>143.7</text:p>
          </table:table-cell>
          <table:table-cell table:style-name="ce2" office:value-type="string" calcext:value-type="string">
            <text:p>20.0M</text:p>
          </table:table-cell>
          <table:table-cell table:style-name="ce2" office:value-type="string" calcext:value-type="string">
            <text:p><text:a xlink:href="https://arxiv.org/abs/1409.1556" xlink:type="simple">[paper]</text:a> <text:a xlink:href="https://github.com/tensorflow/models/blob/master/research/slim/nets/vgg.py" xlink:type="simple">[tf-models]</text:a></text:p>
          </table:table-cell>
          <table:table-cell table:formula="of:=1/EXP(([.B22]-AVERAGE([.B$1:.B$1048576]))/STDEV([.B$1:.B$1048576])+([.E22]-AVERAGE([.E$1:.E$1048576]))/STDEV([.E$1:.E$1048576]))" office:value-type="float" office:value="0.0637686067612167" calcext:value-type="float">
            <text:p>0.063768606761217</text:p>
          </table:table-cell>
        </table:table-row>
        <table:table-row table:style-name="ro1" table:number-rows-repeated="1048553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Sheet1.H1:Sheet1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H22" table:display-filter-buttons="true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2:28:03.779122970</meta:creation-date>
    <dc:date>2018-11-19T22:42:55.853234608</dc:date>
    <meta:editing-duration>PT14M51S</meta:editing-duration>
    <meta:editing-cycles>4</meta:editing-cycles>
    <meta:generator>LibreOffice/6.0.7.3.0$Linux_X86_64 LibreOffice_project/00m0$Build-3</meta:generator>
    <meta:document-statistic meta:table-count="1" meta:cell-count="176" meta:object-count="0"/>
  </office:meta>
</office:document-meta>
</file>